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FD84C1F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" style:family="table">
      <style:table-properties style:width="18.013cm" fo:margin-left="0cm" fo:margin-right="-0.011cm" table:align="margins" style:writing-mode="lr-tb"/>
    </style:style>
    <style:style style:name="Tableau.A" style:family="table-column">
      <style:table-column-properties style:column-width="1.976cm" style:rel-column-width="7188*"/>
    </style:style>
    <style:style style:name="Tableau.B" style:family="table-column">
      <style:table-column-properties style:column-width="9.105cm" style:rel-column-width="33130*"/>
    </style:style>
    <style:style style:name="Tableau.C" style:family="table-column">
      <style:table-column-properties style:column-width="1.783cm" style:rel-column-width="6488*"/>
    </style:style>
    <style:style style:name="Tableau.D" style:family="table-column">
      <style:table-column-properties style:column-width="1.319cm" style:rel-column-width="4800*"/>
    </style:style>
    <style:style style:name="Tableau.E" style:family="table-column">
      <style:table-column-properties style:column-width="1.143cm" style:rel-column-width="4158*"/>
    </style:style>
    <style:style style:name="Tableau.F" style:family="table-column">
      <style:table-column-properties style:column-width="2.686cm" style:rel-column-width="9771*"/>
    </style:style>
    <style:style style:name="Tableau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F1" style:family="table-cell">
      <style:table-cell-properties fo:background-color="#e6e6e6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ans1" fo:font-size="8pt" fo:language="zxx" fo:country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itstream Vera Sans1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paragraph-properties fo:margin-left="-1.034cm" fo:margin-right="-1.083cm" fo:text-indent="0cm" style:auto-text-indent="false"/>
      <style:text-properties style:font-name="Tahoma1" fo:font-size="11pt" style:font-size-asian="11pt" style:font-name-complex="Tahoma1" style:font-size-complex="11pt"/>
    </style:style>
    <style:style style:name="P5" style:family="paragraph" style:parent-style-name="Standard">
      <style:paragraph-properties fo:margin-left="-1.034cm" fo:margin-right="-1.083cm" fo:text-indent="0cm" style:auto-text-indent="false"/>
      <style:text-properties style:text-position="sub 58%" style:font-name="Tahoma1" fo:font-size="10pt" style:font-size-asian="10pt" style:font-name-complex="Tahoma1" style:font-size-complex="10pt"/>
    </style:style>
    <style:style style:name="P6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7" style:family="paragraph" style:parent-style-name="Table_20_Heading">
      <style:paragraph-properties fo:text-align="start" style:justify-single-word="false"/>
      <style:text-properties style:font-name="Bitstream Vera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Table_20_Heading">
      <style:paragraph-properties fo:text-align="end" style:justify-single-word="false"/>
      <style:text-properties style:font-name="Bitstream Vera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Bitstream Vera Sans1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Bitstream Vera Sans1" fo:font-size="8pt" style:font-size-asian="8pt" style:font-size-complex="8pt"/>
    </style:style>
    <style:style style:name="P11" style:family="paragraph" style:parent-style-name="Table_20_Contents"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Bitstream Vera Sans1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Bitstream Vera Sans1" fo:font-size="7pt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Bitstream Vera Sans1" fo:font-size="8pt" fo:language="zxx" fo:country="none" fo:font-weight="normal" style:font-size-asian="8pt" style:font-weight-asian="normal" style:font-size-complex="8pt" style:font-weight-complex="normal"/>
    </style:style>
    <style:style style:name="P16" style:family="paragraph" style:parent-style-name="Standard" style:master-page-name="Standard">
      <style:paragraph-properties style:page-number="auto"/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fo:font-size="11pt" fo:language="zxx" fo:country="none" style:font-size-asian="11pt" style:language-asian="zxx" style:country-asian="none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Bitstream Vera Sans1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end" style:writing-mode="lr-tb"/>
      <style:text-properties style:font-name="Bitstream Vera Sans1"/>
    </style:style>
    <style:style style:name="P22" style:family="paragraph">
      <style:paragraph-properties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style:paragraph-properties style:writing-mode="lr-tb"/>
      <style:text-properties style:font-name="Bitstream Vera Sans1" fo:font-size="6pt"/>
    </style:style>
    <style:style style:name="P26" style:family="paragraph">
      <style:paragraph-properties fo:text-align="start"/>
    </style:style>
    <style:style style:name="T1" style:family="text">
      <style:text-properties fo:color="#000000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Bitstream Vera Sans1" fo:font-size="8pt" fo:language="fr" fo:country="FR" style:font-name-asian="Times New Roman" style:font-size-asian="8pt" style:font-name-complex="Times New Roman" style:font-size-complex="10pt"/>
    </style:style>
    <style:style style:name="T4" style:family="text">
      <style:text-properties fo:color="#000000" style:font-name="Bitstream Vera Sans1" fo:font-size="9pt" fo:language="fr" fo:country="FR" fo:font-weight="normal" style:font-name-asian="Times New Roman" style:font-size-asian="9pt" style:font-name-complex="Times New Roman" style:font-size-complex="9pt"/>
    </style:style>
    <style:style style:name="T5" style:family="text">
      <style:text-properties fo:color="#000000" style:font-name="Bitstream Vera Sans1" fo:font-size="9pt" fo:language="fr" fo:country="FR" fo:font-weight="bold" style:font-name-asian="Times New Roman" style:font-size-asian="9pt" style:font-name-complex="Times New Roman" style:font-size-complex="9pt"/>
    </style:style>
    <style:style style:name="T6" style:family="text">
      <style:text-properties style:use-window-font-color="true" style:font-name="Bitstream Vera Sans1" fo:font-size="10pt" fo:language="fr" fo:country="FR" fo:font-weight="normal" style:font-name-asian="Times New Roman" style:font-size-asian="10pt" style:font-name-complex="Times New Roman" style:font-size-complex="10pt"/>
    </style:style>
    <style:style style:name="T7" style:family="text">
      <style:text-properties fo:color="#000000" style:font-name="Bitstream Vera Sans1" fo:font-size="10pt" fo:language="fr" fo:country="FR" fo:font-weight="normal" style:font-name-asian="Times New Roman" style:font-size-asian="10pt" style:font-name-complex="Times New Roman" style:font-size-complex="10pt"/>
    </style:style>
    <style:style style:name="T8" style:family="text">
      <style:text-properties fo:color="#000000" style:font-name="Bitstream Vera Sans1" fo:font-size="8pt" fo:language="fr" fo:country="FR" fo:font-weight="normal" style:font-name-asian="Times New Roman" style:font-size-asian="10pt" style:font-name-complex="Times New Roman" style:font-size-complex="10pt"/>
    </style:style>
    <style:style style:name="T9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0" style:family="text">
      <style:text-properties fo:color="#000000" style:font-name="Bitstream Vera Sans1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1" style:family="text">
      <style:text-properties fo:color="#000000" style:font-name="Bitstream Vera Sans1" fo:font-size="6pt" fo:language="fr" fo:country="FR" fo:font-weight="normal" style:font-name-asian="Times New Roman" style:font-size-asian="10pt" style:font-name-complex="Times New Roman" style:font-size-complex="10pt"/>
    </style:style>
    <style:style style:name="T12" style:family="text">
      <style:text-properties fo:color="#000000" style:font-name="Bitstream Vera Sans1" fo:font-size="6pt" fo:language="fr" fo:country="FR" fo:font-weight="bold" style:font-name-asian="Times New Roman" style:font-size-asian="10pt" style:font-name-complex="Times New Roman" style:font-size-complex="10pt"/>
    </style:style>
    <style:style style:name="T13" style:family="text">
      <style:text-properties fo:color="#000000" style:font-name="Bitstream Vera Sans1" fo:font-size="6pt" fo:language="de" fo:country="DE" fo:font-weight="bold" style:font-name-asian="Times New Roman" style:font-size-asian="12pt" style:font-name-complex="Times New Roman" style:font-size-complex="10pt"/>
    </style:style>
    <style:style style:name="T14" style:family="text">
      <style:text-properties fo:color="#000000" style:font-name="Bitstream Vera Sans1" fo:font-size="6pt" fo:language="de" fo:country="DE" style:font-name-asian="Times New Roman" style:font-size-asian="12pt" style:font-name-complex="Times New Roman" style:font-size-complex="10pt"/>
    </style:style>
    <style:style style:name="T15" style:family="text">
      <style:text-properties fo:color="#000000" style:font-name="Bitstream Vera Sans1" fo:font-size="7pt" fo:language="de" fo:country="DE" fo:font-weight="bold" style:font-name-asian="Times New Roman" style:font-size-asian="12pt" style:font-name-complex="Bitstream Vera Sans1" style:font-size-complex="7pt" style:font-weight-complex="bold"/>
    </style:style>
    <style:style style:name="T16" style:family="text">
      <style:text-properties fo:color="#000000" style:font-name="Bitstream Vera Sans1" fo:font-size="7pt" fo:language="de" fo:country="DE" style:font-name-asian="Times New Roman" style:font-size-asian="12pt" style:font-name-complex="Bitstream Vera Sans1" style:font-size-complex="7pt"/>
    </style:style>
    <style:style style:name="T17" style:family="text">
      <style:text-properties fo:color="#ff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18" style:family="text">
      <style:text-properties fo:color="#c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T19" style:family="text">
      <style:text-properties fo:color="#0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T20" style:family="text">
      <style:text-properties fo:color="#ff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T21" style:family="text">
      <style:text-properties fo:color="#00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2" style:family="text">
      <style:text-properties fo:color="#c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T23" style:family="text">
      <style:text-properties fo:color="#0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T24" style:family="text">
      <style:text-properties fo:color="#000000" style:font-name="Bitstream Vera Sans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gr1" style:family="graphic">
      <style:graphic-properties draw:stroke="none" draw:fill="none" draw:fill-color="#ffffff" draw:auto-grow-height="false" draw:auto-grow-width="false" draw:fit-to-size="false" fo:min-height="0.48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otted_20__28_var_29_"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2" draw:style-name="gr3" draw:text-style-name="P23" svg:x1="0cm" svg:y1="10.88cm" svg:x2="0.877cm" svg:y2="10.882cm">
        <text:p/>
      </draw:line>
      <draw:line text:anchor-type="page" text:anchor-page-number="1" draw:z-index="3" draw:style-name="gr3" draw:text-style-name="P23" svg:x1="20.257cm" svg:y1="10.882cm" svg:x2="21cm" svg:y2="10.88cm">
        <text:p/>
      </draw:line>
      <text:p text:style-name="P16"><draw:frame text:anchor-type="paragraph" draw:z-index="0" draw:style-name="gr1" draw:text-style-name="P21" svg:width="7.4cm" svg:height="1.142cm" svg:x="0.012cm" svg:y="0.016cm"><draw:text-box><text:p text:style-name="P20"><text:span text:style-name="T3">Maxéville, le (DATESUIVI)</text:span></text:p><text:p text:style-name="P20"><text:span text:style-name="T3"/></text:p><text:p text:style-name="P20"><text:span text:style-name="T4">(TYPESUIVI) n° </text:span><text:span text:style-name="T5">(NUMEROSUIVI)</text:span></text:p><text:p text:style-name="P20"><text:span text:style-name="T3"/></text:p></draw:text-box></draw:frame></text:p>
      <text:p text:style-name="P4"/>
      <text:p text:style-name="P5"><draw:frame text:anchor-type="paragraph" draw:z-index="1" draw:style-name="gr2" draw:text-style-name="P22" svg:width="8.614cm" svg:height="3.013cm" svg:x="9.364cm" svg:y="1.071cm"><draw:text-box><text:p text:style-name="P22"><text:span text:style-name="T6">(ADRESSE1)</text:span></text:p><text:p text:style-name="P22"><text:span text:style-name="T7">(ADRESSE2)</text:span></text:p><text:p text:style-name="P22"><text:span text:style-name="T7">(CODEPOSTAL) (VILLE)</text:span></text:p><text:p text:style-name="P22"><text:span text:style-name="T7">(PAYS)</text:span></text:p><text:p text:style-name="P22"><text:span text:style-name="T8"/></text:p><text:p text:style-name="P22"><text:span text:style-name="T9"/></text:p></draw:text-box></draw:frame></text:p>
      <text:p text:style-name="P6"/>
      <text:p text:style-name="P17"/>
      <text:p text:style-name="Standard"/>
      <text:p text:style-name="Standard"/>
      <text:p text:style-name="Standard"/>
      <text:p text:style-name="Standard"/>
      <text:p text:style-name="Standard"/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header-rows>
          <table:table-row>
            <table:table-cell table:style-name="Tableau.A1" office:value-type="string">
              <text:p text:style-name="P7">Code</text:p>
            </table:table-cell>
            <table:table-cell table:style-name="Tableau.A1" office:value-type="string">
              <text:p text:style-name="P7">Désignation</text:p>
            </table:table-cell>
            <table:table-cell table:style-name="Tableau.A1" office:value-type="string">
              <text:p text:style-name="P8">PU Net (€)</text:p>
            </table:table-cell>
            <table:table-cell table:style-name="Tableau.A1" office:value-type="string">
              <text:p text:style-name="P8">TVA (%)</text:p>
            </table:table-cell>
            <table:table-cell table:style-name="Tableau.A1" office:value-type="string">
              <text:p text:style-name="P8">Qté</text:p>
            </table:table-cell>
            <table:table-cell table:style-name="Tableau.F1" office:value-type="string">
              <text:p text:style-name="P8">Montant Net (€)</text:p>
            </table:table-cell>
          </table:table-row>
        </table:table-header-rows>
        <table:table-row>
          <table:table-cell table:style-name="Tableau.A2" office:value-type="string">
            <text:p text:style-name="P9">(CODE)</text:p>
          </table:table-cell>
          <table:table-cell table:style-name="Tableau.A2" office:value-type="string">
            <text:p text:style-name="P11">(LIBELLE)</text:p>
            <text:p text:style-name="P14">(DESCRIPTION)</text:p>
          </table:table-cell>
          <table:table-cell table:style-name="Tableau.A2" office:value-type="string">
            <text:p text:style-name="P10">(PU)</text:p>
          </table:table-cell>
          <table:table-cell table:style-name="Tableau.A2" office:value-type="string">
            <text:p text:style-name="P10">(TVA)</text:p>
          </table:table-cell>
          <table:table-cell table:style-name="Tableau.A2" office:value-type="string">
            <text:p text:style-name="P10">(QTE)</text:p>
          </table:table-cell>
          <table:table-cell table:style-name="Tableau.F2" office:value-type="string">
            <text:p text:style-name="P10">(MONTANT)</text:p>
          </table:table-cell>
        </table:table-row>
        <table:table-row>
          <table:table-cell table:style-name="Tableau.A2" table:number-columns-spanned="5" office:value-type="string">
            <text:p text:style-name="P12">Total HT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2">(MONTANTHT)</text:p>
          </table:table-cell>
        </table:table-row>
        <table:table-row>
          <table:table-cell table:style-name="Tableau.A2" table:number-columns-spanned="5" office:value-type="string">
            <text:p text:style-name="P13">Remise ((REMISEP100) %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REMISEHT)</text:p>
          </table:table-cell>
        </table:table-row>
        <table:table-row>
          <table:table-cell table:style-name="Tableau.A2" table:number-columns-spanned="5" office:value-type="string">
            <text:p text:style-name="P13">TVA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MONTANTTVA)</text:p>
          </table:table-cell>
        </table:table-row>
        <table:table-row>
          <table:table-cell table:style-name="Tableau.A2" table:number-columns-spanned="5" office:value-type="string">
            <text:p text:style-name="P12">Total TTC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2">(MONTANTTTC)</text:p>
          </table:table-cell>
        </table:table-row>
        <table:table-row>
          <table:table-cell table:style-name="Tableau.A2" table:number-columns-spanned="5" office:value-type="string">
            <text:p text:style-name="P13">(TEXTE_VERSEMENT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MONTANT_VERSEMENT)</text:p>
          </table:table-cell>
        </table:table-row>
        <table:table-row>
          <table:table-cell table:style-name="Tableau.A2" table:number-columns-spanned="5" office:value-type="string">
            <text:p text:style-name="P13">Reste à payer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RESTANT_DU)</text:p>
          </table:table-cell>
        </table:table-row>
        <table:table-row>
          <table:table-cell table:style-name="Tableau.F2" table:number-columns-spanned="6" office:value-type="string">
            <text:p text:style-name="P15"><text:span text:style-name="T1">Mode de règlement : </text:span><text:s/><text:span text:style-name="T2">(CONDITIONPAIEMENT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3"/>
      <text:p text:style-name="P3">(COMMENTAIRE)</text:p>
      <text:p text:style-name="P2"/>
      <text:p text:style-name="P15"><draw:rect text:anchor-type="paragraph" draw:z-index="6" draw:style-name="gr4" draw:text-style-name="P23" svg:width="10.078cm" svg:height="1.918cm" svg:x="8.371cm" svg:y="-0.095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iery" xlink:href="Pictures/100000000000005E0000005E4FD84C1F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marker draw:name="Square" svg:viewBox="0 0 10 10" svg:d="m0 0h10v10h-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text-align="end" style:justify-single-word="false" fo:keep-with-next="always"/>
      <style:text-properties style:font-name="Tahoma1" fo:font-size="18pt" fo:font-weight="bold" style:font-size-asian="16pt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Lien" style:family="paragraph" style:parent-style-name="Standard" style:class="text">
      <style:paragraph-properties fo:background-color="transparent">
        <style:tab-stops/>
        <style:background-image/>
      </style:paragraph-properties>
      <style:text-properties fo:text-transform="lowercase" fo:color="#280099" fo:font-size="10pt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-Police_20_par_20_défaut" style:display-name="WW-Police par défaut" style:family="text"/>
    <style:style style:name="WW8Num13z0" style:family="text">
      <style:text-properties style:font-name="Tahoma1" style:font-name-asian="Times New Roman" style:font-name-complex="Tahoma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text-autospace="none"/>
    </style:style>
    <style:style style:name="MP2" style:family="paragraph">
      <style:paragraph-properties style:writing-mode="lr-tb"/>
      <style:text-properties style:font-name="Bitstream Vera Sans1" fo:font-size="6pt"/>
    </style:style>
    <style:style style:name="MP3" style:family="paragraph">
      <style:paragraph-properties fo:text-align="start"/>
    </style:style>
    <style:style style:name="MT1" style:family="text">
      <style:text-properties fo:color="#000000" style:font-name="Bitstream Vera Sans1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MT2" style:family="text">
      <style:text-properties fo:color="#000000" style:font-name="Bitstream Vera Sans1" fo:font-size="6pt" fo:language="fr" fo:country="FR" fo:font-weight="normal" style:font-name-asian="Times New Roman" style:font-size-asian="10pt" style:font-name-complex="Times New Roman" style:font-size-complex="10pt"/>
    </style:style>
    <style:style style:name="MT3" style:family="text">
      <style:text-properties fo:color="#000000" style:font-name="Bitstream Vera Sans1" fo:font-size="6pt" fo:language="fr" fo:country="FR" fo:font-weight="bold" style:font-name-asian="Times New Roman" style:font-size-asian="10pt" style:font-name-complex="Times New Roman" style:font-size-complex="10pt"/>
    </style:style>
    <style:style style:name="MT4" style:family="text">
      <style:text-properties fo:color="#000000" style:font-name="Bitstream Vera Sans1" fo:font-size="6pt" fo:language="de" fo:country="DE" fo:font-weight="bold" style:font-name-asian="Times New Roman" style:font-size-asian="12pt" style:font-name-complex="Times New Roman" style:font-size-complex="10pt"/>
    </style:style>
    <style:style style:name="MT5" style:family="text">
      <style:text-properties fo:color="#000000" style:font-name="Bitstream Vera Sans1" fo:font-size="6pt" fo:language="de" fo:country="DE" style:font-name-asian="Times New Roman" style:font-size-asian="12pt" style:font-name-complex="Times New Roman" style:font-size-complex="10pt"/>
    </style:style>
    <style:style style:name="MT6" style:family="text">
      <style:text-properties fo:color="#000000" style:font-name="Bitstream Vera Sans1" fo:font-size="7pt" fo:language="de" fo:country="DE" fo:font-weight="bold" style:font-name-asian="Times New Roman" style:font-size-asian="12pt" style:font-name-complex="Bitstream Vera Sans1" style:font-size-complex="7pt" style:font-weight-complex="bold"/>
    </style:style>
    <style:style style:name="MT7" style:family="text">
      <style:text-properties fo:color="#000000" style:font-name="Bitstream Vera Sans1" fo:font-size="7pt" fo:language="de" fo:country="DE" style:font-name-asian="Times New Roman" style:font-size-asian="12pt" style:font-name-complex="Bitstream Vera Sans1" style:font-size-complex="7pt"/>
    </style:style>
    <style:style style:name="MT8" style:family="text">
      <style:text-properties fo:color="#ff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9" style:family="text">
      <style:text-properties fo:color="#c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MT10" style:family="text">
      <style:text-properties fo:color="#0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MT11" style:family="text">
      <style:text-properties fo:color="#ff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MT12" style:family="text">
      <style:text-properties fo:color="#00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3" style:family="text">
      <style:text-properties fo:color="#c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MT14" style:family="text">
      <style:text-properties fo:color="#0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MT15" style:family="text">
      <style:text-properties fo:color="#000000" style:font-name="Bitstream Vera Sans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Mgr1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9cm" fo:margin-bottom="1.499cm" fo:margin-left="1.499cm" fo:margin-right="1.499cm" fo:background-color="transparent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text:anchor-type="paragraph" draw:z-index="4" draw:style-name="Mgr1" draw:text-style-name="MP2" svg:width="7.444cm" svg:height="1.364cm" svg:x="0.092cm" svg:y="0.148cm"><draw:text-box><text:p text:style-name="MP1"><text:span text:style-name="MT1">SAS</text:span><text:span text:style-name="MT2"> au capital de 60.000 €</text:span></text:p><text:p text:style-name="MP1"><text:span text:style-name="MT3">RCS</text:span><text:span text:style-name="MT2"> : B432 295 962 - </text:span><text:span text:style-name="MT3">SIRET</text:span><text:span text:style-name="MT2"> : 432 295 962 00042 - </text:span><text:span text:style-name="MT3">APE </text:span><text:span text:style-name="MT2">: 6201 Z</text:span></text:p><text:p text:style-name="MP1"><text:span text:style-name="MT4">IBAN</text:span><text:span text:style-name="MT5"> : FR76 1470 7000 3000 8216 5421 721</text:span></text:p><text:p><text:span text:style-name="MT6">TVA Intracom.</text:span><text:span text:style-name="MT7"> : FR3243229596200042</text:span></text:p></draw:text-box></draw:frame><draw:frame text:anchor-type="paragraph" draw:z-index="5" draw:style-name="Mgr1" draw:text-style-name="MP2" svg:width="8.614cm" svg:height="1.364cm" svg:x="9.432cm" svg:y="0.166cm"><draw:text-box><text:p text:style-name="MP3"><text:span text:style-name="MT8">SAS NETLOR</text:span></text:p><text:p text:style-name="MP3"><text:span text:style-name="MT9">//</text:span><text:span text:style-name="MT10"> 93 route de Metz </text:span><text:span text:style-name="MT11">- </text:span><text:span text:style-name="MT10">54320 MAXEVILLE</text:span></text:p><text:p><text:span text:style-name="MT9">//</text:span><text:span text:style-name="MT10"> </text:span><text:span text:style-name="MT12">Tél.</text:span><text:span text:style-name="MT10"> +33(0)3 83 67 62 89 <text:s text:c="5"/></text:span><text:span text:style-name="MT9">//</text:span><text:span text:style-name="MT10"> </text:span><text:span text:style-name="MT12">Fax.</text:span><text:span text:style-name="MT10"> +33(0)3 83 37 45 31</text:span></text:p><text:p><text:span text:style-name="MT9">//</text:span><text:span text:style-name="MT10"> </text:span><text:span text:style-name="MT12">Mail</text:span><text:span text:style-name="MT10"> : Contact@netlor.fr <text:s text:c="2"/></text:span><text:span text:style-name="MT10"><text:tab/></text:span><text:span text:style-name="MT13">//</text:span><text:span text:style-name="MT14"> </text:span><text:span text:style-name="MT15">Web </text:span><text:span text:style-name="MT14">: http://www.netlor.fr</text:span></text:p></draw:text-box></draw:frame></text:p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Désignation</dc:title>
    <meta:initial-creator>Escaich Stéphane</meta:initial-creator>
    <meta:creation-date>2001-11-09T11:42:00</meta:creation-date>
    <dc:date>2012-04-25T17:46:10</dc:date>
    <meta:print-date>2005-03-22T13:30:48</meta:print-date>
    <dc:language>en-US</dc:language>
    <meta:editing-cycles>367</meta:editing-cycles>
    <meta:editing-duration>P2DT11H15M18S</meta:editing-duration>
    <dc:creator>Pat </dc:creator>
    <meta:document-statistic meta:table-count="1" meta:image-count="0" meta:object-count="0" meta:page-count="1" meta:paragraph-count="27" meta:word-count="45" meta:character-count="315"/>
    <meta:user-defined meta:name="Info 1"/>
    <meta:user-defined meta:name="Info 2"/>
    <meta:user-defined meta:name="Info 3"/>
    <meta:user-defined meta:name="Info 4"/>
  </office:meta>
</office:document-meta>
</file>